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44" calcext:value-type="float">
            <text:p>344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88990825688073" calcext:value-type="percentage">
            <text:p>78,90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1:18:45.578350714</dc:date>
    <meta:editing-duration>P1DT8H9M51S</meta:editing-duration>
    <meta:editing-cycles>152</meta:editing-cycles>
    <meta:generator>LibreOffice/5.4.1.2.0$Linux_X86_64 LibreOffice_project/40m0$Build-2</meta:generator>
    <meta:document-statistic meta:table-count="2" meta:cell-count="1434" meta:object-count="0"/>
  </office:meta>
</office:document-meta>
</file>